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0922*"/>
    </style:style>
    <style:style style:name="Tabela1.F" style:family="table-column">
      <style:table-column-properties style:column-width="2.835cm" style:rel-column-width="1092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b57d" officeooo:paragraph-rsid="000bb57d"/>
    </style:style>
    <style:style style:name="P2" style:family="paragraph" style:parent-style-name="Standard">
      <style:text-properties officeooo:rsid="000d8c92" officeooo:paragraph-rsid="000d8c92"/>
    </style:style>
    <style:style style:name="P3" style:family="paragraph" style:parent-style-name="Standard">
      <style:text-properties officeooo:rsid="000e6c77" officeooo:paragraph-rsid="000e6c77"/>
    </style:style>
    <style:style style:name="P4" style:family="paragraph" style:parent-style-name="Standard">
      <style:text-properties officeooo:rsid="0010ff53" officeooo:paragraph-rsid="0010ff53"/>
    </style:style>
    <style:style style:name="P5" style:family="paragraph" style:parent-style-name="Standard">
      <style:text-properties officeooo:rsid="0014755e" officeooo:paragraph-rsid="0014755e"/>
    </style:style>
    <style:style style:name="P6" style:family="paragraph" style:parent-style-name="Standard">
      <style:text-properties officeooo:rsid="0014881a" officeooo:paragraph-rsid="0014881a"/>
    </style:style>
    <style:style style:name="P7" style:family="paragraph" style:parent-style-name="Standard">
      <style:text-properties officeooo:rsid="0015d32c" officeooo:paragraph-rsid="0015d32c"/>
    </style:style>
    <style:style style:name="P8" style:family="paragraph" style:parent-style-name="Standard">
      <style:text-properties officeooo:rsid="0016ceb2" officeooo:paragraph-rsid="0016ceb2"/>
    </style:style>
    <style:style style:name="P9" style:family="paragraph" style:parent-style-name="Standard">
      <style:text-properties officeooo:rsid="0016e8c6" officeooo:paragraph-rsid="0016e8c6"/>
    </style:style>
    <style:style style:name="P10" style:family="paragraph" style:parent-style-name="Standard">
      <style:text-properties officeooo:rsid="001b0e5d" officeooo:paragraph-rsid="001b0e5d"/>
    </style:style>
    <style:style style:name="P11" style:family="paragraph" style:parent-style-name="Standard">
      <style:text-properties officeooo:rsid="001c8610" officeooo:paragraph-rsid="001c8610"/>
    </style:style>
    <style:style style:name="P12" style:family="paragraph" style:parent-style-name="Standard">
      <style:text-properties officeooo:rsid="001cf100" officeooo:paragraph-rsid="001cf100"/>
    </style:style>
    <style:style style:name="P13" style:family="paragraph" style:parent-style-name="Standard">
      <style:text-properties officeooo:rsid="001d5892" officeooo:paragraph-rsid="001d5892"/>
    </style:style>
    <style:style style:name="P14" style:family="paragraph" style:parent-style-name="Standard">
      <style:text-properties officeooo:rsid="001eaf34" officeooo:paragraph-rsid="001eaf34"/>
    </style:style>
    <style:style style:name="P15" style:family="paragraph" style:parent-style-name="Standard">
      <style:text-properties officeooo:rsid="00209493" officeooo:paragraph-rsid="00209493"/>
    </style:style>
    <style:style style:name="P16" style:family="paragraph" style:parent-style-name="Standard">
      <style:text-properties officeooo:rsid="00221b61" officeooo:paragraph-rsid="00221b61"/>
    </style:style>
    <style:style style:name="P17" style:family="paragraph" style:parent-style-name="Standard">
      <style:text-properties officeooo:rsid="00238680" officeooo:paragraph-rsid="00238680"/>
    </style:style>
    <style:style style:name="P18" style:family="paragraph" style:parent-style-name="Standard">
      <style:text-properties officeooo:rsid="002525c8" officeooo:paragraph-rsid="002525c8"/>
    </style:style>
    <style:style style:name="P19" style:family="paragraph" style:parent-style-name="Standard">
      <style:text-properties officeooo:rsid="002525c8" officeooo:paragraph-rsid="00238680"/>
    </style:style>
    <style:style style:name="P20" style:family="paragraph" style:parent-style-name="Standard">
      <style:text-properties officeooo:rsid="00269fe5" officeooo:paragraph-rsid="00269fe5"/>
    </style:style>
    <style:style style:name="P21" style:family="paragraph" style:parent-style-name="Standard">
      <style:text-properties officeooo:rsid="00275466" officeooo:paragraph-rsid="00275466"/>
    </style:style>
    <style:style style:name="P22" style:family="paragraph" style:parent-style-name="Standard">
      <style:text-properties officeooo:rsid="0028a443" officeooo:paragraph-rsid="0028a443"/>
    </style:style>
    <style:style style:name="P23" style:family="paragraph" style:parent-style-name="Standard">
      <style:text-properties officeooo:rsid="0028cc5f" officeooo:paragraph-rsid="0028cc5f"/>
    </style:style>
    <style:style style:name="P24" style:family="paragraph" style:parent-style-name="Standard">
      <style:text-properties officeooo:rsid="002ab977" officeooo:paragraph-rsid="002ab977"/>
    </style:style>
    <style:style style:name="P25" style:family="paragraph" style:parent-style-name="Standard">
      <style:text-properties officeooo:rsid="002b8bb0" officeooo:paragraph-rsid="002b8bb0"/>
    </style:style>
    <style:style style:name="P26" style:family="paragraph" style:parent-style-name="Standard">
      <style:text-properties officeooo:rsid="002d0fa7" officeooo:paragraph-rsid="002d0fa7"/>
    </style:style>
    <style:style style:name="P27" style:family="paragraph" style:parent-style-name="Standard">
      <style:text-properties officeooo:rsid="002eccfa" officeooo:paragraph-rsid="002eccfa"/>
    </style:style>
    <style:style style:name="P28" style:family="paragraph" style:parent-style-name="Standard">
      <style:text-properties fo:font-weight="normal" officeooo:rsid="002eccfa" officeooo:paragraph-rsid="002eccfa" style:font-weight-asian="normal" style:font-weight-complex="normal"/>
    </style:style>
    <style:style style:name="P29" style:family="paragraph" style:parent-style-name="Standard">
      <style:text-properties fo:font-weight="normal" officeooo:rsid="002ee915" officeooo:paragraph-rsid="002ee915" style:font-weight-asian="normal" style:font-weight-complex="normal"/>
    </style:style>
    <style:style style:name="P30" style:family="paragraph" style:parent-style-name="Standard">
      <style:text-properties fo:font-weight="normal" officeooo:rsid="002efe7a" officeooo:paragraph-rsid="002efe7a" style:font-weight-asian="normal" style:font-weight-complex="normal"/>
    </style:style>
    <style:style style:name="P31" style:family="paragraph" style:parent-style-name="Standard">
      <style:text-properties officeooo:rsid="002ee915" officeooo:paragraph-rsid="002ee915"/>
    </style:style>
    <style:style style:name="P32" style:family="paragraph" style:parent-style-name="Table_20_Contents">
      <style:paragraph-properties fo:text-align="center" style:justify-single-word="false"/>
      <style:text-properties officeooo:rsid="000e6c77" officeooo:paragraph-rsid="000e6c77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Standard">
      <style:text-properties fo:font-weight="normal" officeooo:rsid="002ee915" officeooo:paragraph-rsid="0016e8c6" style:font-weight-asian="normal" style:font-weight-complex="normal"/>
    </style:style>
    <style:style style:name="T1" style:family="text">
      <style:text-properties officeooo:rsid="000e6c77"/>
    </style:style>
    <style:style style:name="T2" style:family="text">
      <style:text-properties officeooo:rsid="0010ff53"/>
    </style:style>
    <style:style style:name="T3" style:family="text">
      <style:text-properties officeooo:rsid="00129e66"/>
    </style:style>
    <style:style style:name="T4" style:family="text">
      <style:text-properties officeooo:rsid="001c8610"/>
    </style:style>
    <style:style style:name="T5" style:family="text">
      <style:text-properties officeooo:rsid="001d5892"/>
    </style:style>
    <style:style style:name="T6" style:family="text">
      <style:text-properties officeooo:rsid="001eaf34"/>
    </style:style>
    <style:style style:name="T7" style:family="text">
      <style:text-properties officeooo:rsid="00205df8"/>
    </style:style>
    <style:style style:name="T8" style:family="text">
      <style:text-properties officeooo:rsid="0021f034"/>
    </style:style>
    <style:style style:name="T9" style:family="text">
      <style:text-properties officeooo:rsid="002525c8"/>
    </style:style>
    <style:style style:name="T10" style:family="text">
      <style:text-properties officeooo:rsid="002b8bb0"/>
    </style:style>
    <style:style style:name="T11" style:family="text">
      <style:text-properties officeooo:rsid="002ee915"/>
    </style:style>
    <style:style style:name="T12" style:family="text">
      <style:text-properties officeooo:rsid="002fe7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ybrane technologie DevOps Wykład 1 23.02.2020</text:p>
      <text:p text:style-name="P1"/>
      <text:p text:style-name="P1"/>
      <text:p text:style-name="P1">Technologie, rozwiązania mówiące co się dalej dzieje z aplikacją.</text:p>
      <text:p text:style-name="P1"/>
      <text:p text:style-name="P1"/>
      <text:p text:style-name="P1">Docker</text:p>
      <text:p text:style-name="P1">Kubernetes</text:p>
      <text:p text:style-name="P1"/>
      <text:p text:style-name="P1"/>
      <text:p text:style-name="P1">Kilka systemów w których można tworzyć aplikacje webowe (korzystające z protokołu HTTP, wystawiające api)</text:p>
      <text:p text:style-name="P1">- JVM</text:p>
      <text:p text:style-name="P1">- .NET</text:p>
      <text:p text:style-name="P1">- NodeJS</text:p>
      <text:p text:style-name="P1">- PHP</text:p>
      <text:p text:style-name="P1"/>
      <table:table table:name="Tabela1" table:style-name="Tabela1">
        <table:table-column table:style-name="Tabela1.A" table:number-columns-repeated="5"/>
        <table:table-column table:style-name="Tabela1.F"/>
        <table:table-row>
          <table:table-cell table:style-name="Tabela1.A1" office:value-type="string">
            <text:p text:style-name="P33"/>
          </table:table-cell>
          <table:table-cell table:style-name="Tabela1.A1" office:value-type="string">
            <text:p text:style-name="P33"/>
          </table:table-cell>
          <table:table-cell table:style-name="Tabela1.A1" office:value-type="string">
            <text:p text:style-name="P33"/>
          </table:table-cell>
          <table:table-cell table:style-name="Tabela1.A1" office:value-type="string">
            <text:p text:style-name="P33"/>
          </table:table-cell>
          <table:table-cell table:style-name="Tabela1.A1" office:value-type="string">
            <text:p text:style-name="P33"/>
          </table:table-cell>
          <table:table-cell table:style-name="Tabela1.F1" office:value-type="string">
            <text:p text:style-name="P33"/>
          </table:table-cell>
        </table:table-row>
        <table:table-row>
          <table:table-cell table:style-name="Tabela1.A2" office:value-type="string">
            <text:p text:style-name="P32">JVM</text:p>
          </table:table-cell>
          <table:table-cell table:style-name="Tabela1.A2" office:value-type="string">
            <text:p text:style-name="P33">-<text:span text:style-name="T1">&gt;</text:span></text:p>
          </table:table-cell>
          <table:table-cell table:style-name="Tabela1.A2" table:number-rows-spanned="4" table:number-columns-spanned="2" office:value-type="string">
            <text:p text:style-name="P32">APLIKACJE - ARTEFAKTY</text:p>
          </table:table-cell>
          <table:covered-table-cell/>
          <table:table-cell table:style-name="Tabela1.A2" table:number-rows-spanned="4" office:value-type="string">
            <text:p text:style-name="P32">DEPLOY</text:p>
            <text:p text:style-name="P32">-&gt;</text:p>
          </table:table-cell>
          <table:table-cell table:style-name="Tabela1.F2" table:number-rows-spanned="4" office:value-type="string">
            <text:p text:style-name="P32">SERWER</text:p>
          </table:table-cell>
        </table:table-row>
        <table:table-row>
          <table:table-cell table:style-name="Tabela1.A2" office:value-type="string">
            <text:p text:style-name="P33">.<text:span text:style-name="T1">NET</text:span></text:p>
          </table:table-cell>
          <table:table-cell table:style-name="Tabela1.A2" office:value-type="string">
            <text:p text:style-name="P33">-<text:span text:style-name="T1">&gt;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32">NodeJS</text:p>
          </table:table-cell>
          <table:table-cell table:style-name="Tabela1.A2" office:value-type="string">
            <text:p text:style-name="P33">-<text:span text:style-name="T1">&gt;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32">PHP</text:p>
          </table:table-cell>
          <table:table-cell table:style-name="Tabela1.A2" office:value-type="string">
            <text:p text:style-name="P33">-<text:span text:style-name="T1">&gt;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3" office:value-type="string">
            <text:p text:style-name="P32">DEV</text:p>
          </table:table-cell>
          <table:covered-table-cell/>
          <table:covered-table-cell/>
          <table:table-cell table:style-name="Tabela1.F2" table:number-columns-spanned="3" office:value-type="string">
            <text:p text:style-name="P32">OPS</text:p>
          </table:table-cell>
          <table:covered-table-cell/>
          <table:covered-table-cell/>
        </table:table-row>
      </table:table>
      <text:p text:style-name="P1"/>
      <text:p text:style-name="P1"/>
      <text:p text:style-name="P1"/>
      <text:p text:style-name="P2">CI – continous implementation</text:p>
      <text:p text:style-name="P2">CD – continous deployment</text:p>
      <text:p text:style-name="P1"/>
      <text:p text:style-name="P2">Na zajęciach skupimy się dwoma aspektami bliżej DEV</text:p>
      <text:p text:style-name="P2">- konteneryzacja – aplikacje, systemy do kolejkowania, kolejkowania</text:p>
      <text:p text:style-name="P2">- orkiestracja – te skonteneryzowane aplikacje, cache, kolejki orkiestrujemy</text:p>
      <text:p text:style-name="P2"/>
      <text:p text:style-name="P3">wojnę konteneryzatorów wygrał Docker</text:p>
      <text:p text:style-name="P3"/>
      <text:p text:style-name="P3">w<text:span text:style-name="T2">o</text:span>jnę orkiestratorów wygrał Kubernetes</text:p>
      <text:p text:style-name="P3"/>
      <text:p text:style-name="P3"/>
      <text:p text:style-name="P4">NAMESPACE – <text:span text:style-name="T3">przestrzenie nazw.</text:span></text:p>
      <text:p text:style-name="P4"/>
      <text:p text:style-name="P4"/>
      <text:p text:style-name="P4"/>
      <text:p text:style-name="P6">Laboratorium</text:p>
      <text:p text:style-name="P4"/>
      <text:p text:style-name="P5">Problemy na ćwiczeniach:</text:p>
      <text:p text:style-name="P5">1) Linux ← pełne prawa</text:p>
      <text:p text:style-name="P5">założenie maszyny wirtualnej (bo inaczej nie będziemy mieć pełnych praw administratora na komputerach uczelnianych)</text:p>
      <text:p text:style-name="P5">(Linux: Virtual Box, Windows: Hyper-V)</text:p>
      <text:p text:style-name="P5">2) Dysk lokalny (tylko Windows, dysk <text:a xlink:type="simple" xlink:href="../../../../../../D:/" text:style-name="Internet_20_link" text:visited-style-name="Visited_20_Internet_20_Link">D:\</text:a>)</text:p>
      <text:p text:style-name="P5"><text:soft-page-break/></text:p>
      <text:p text:style-name="P5"/>
      <text:p text:style-name="P5">Jak ktoś ma swojego laptopa:</text:p>
      <text:p text:style-name="P5">→ instalacja dockera:</text:p>
      <text:p text:style-name="P5">Docker For Windows, Docker For Mac, apt get …</text:p>
      <text:p text:style-name="P5"/>
      <text:p text:style-name="P5">Debian Server</text:p>
      <text:p text:style-name="P5">osboxes.org → Debian Server</text:p>
      <text:p text:style-name="P5"/>
      <text:p text:style-name="P5"/>
      <text:p text:style-name="P7">networkctl -a</text:p>
      <text:p text:style-name="P7">sprawdzamy nazwę klienta pod napisem link</text:p>
      <text:p text:style-name="P7"/>
      <text:p text:style-name="P7">dhclient nazwaklienta</text:p>
      <text:p text:style-name="P7"/>
      <text:p text:style-name="P7"/>
      <text:p text:style-name="P7">kontener uruchominoy → proces</text:p>
      <text:p text:style-name="P7"/>
      <text:p text:style-name="P7">image → plik ze „źródłem” konetenera</text:p>
      <text:p text:style-name="P7"/>
      <text:p text:style-name="P7">$docker run hello-world</text:p>
      <text:p text:style-name="P7"/>
      <text:p text:style-name="P7"/>
      <text:p text:style-name="P8">DOCKER DAEMON (serwer) - binarka</text:p>
      <text:p text:style-name="P8"/>
      <text:p text:style-name="P8">Docker dameon i docker cli komunikują się za pomocą API RSTOWEGO</text:p>
      <text:p text:style-name="P8"/>
      <text:p text:style-name="P8">DOCKER CLI</text:p>
      <text:p text:style-name="P8"/>
      <text:p text:style-name="P8">polecenie docker jest częścią docker cli</text:p>
      <text:p text:style-name="P8"/>
      <text:p text:style-name="P8"/>
      <text:p text:style-name="P8">FS (file system) + command</text:p>
      <text:p text:style-name="P8">/var/lib</text:p>
      <text:p text:style-name="P8"/>
      <text:p text:style-name="P8"/>
      <text:p text:style-name="P9">image są ściągane lokalnie</text:p>
      <text:p text:style-name="P9"/>
      <text:p text:style-name="P9">docker ps → pokaże wszystkie uruchomione kontenery i procesy, które widzi</text:p>
      <text:p text:style-name="P9">docker ps -all → wszystkie kontenery</text:p>
      <text:p text:style-name="P9">docker system</text:p>
      <text:p text:style-name="P9"/>
      <text:p text:style-name="P9">docker system info – informacje o systemie</text:p>
      <text:p text:style-name="P9">docker system prune – czyści kontenery</text:p>
      <text:p text:style-name="P9"/>
      <text:p text:style-name="P9">sudo docker run busybox – inny image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08:04:50.247069013</meta:creation-date>
    <dc:date>2020-06-21T02:22:49.816755720</dc:date>
    <meta:editing-duration>PT2H30M51S</meta:editing-duration>
    <meta:editing-cycles>15</meta:editing-cycles>
    <meta:generator>LibreOffice/6.0.7.3$Linux_X86_64 LibreOffice_project/00m0$Build-3</meta:generator>
    <meta:document-statistic meta:table-count="1" meta:image-count="0" meta:object-count="0" meta:page-count="2" meta:paragraph-count="61" meta:word-count="246" meta:character-count="1666" meta:non-whitespace-character-count="1473"/>
  </office:meta>
</office:document-meta>
</file>